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1.286cm"/>
      <style:paragraph-properties style:writing-mode="lr-tb"/>
    </style:style>
    <style:style style:name="gr3" style:family="graphic" style:parent-style-name="standard">
      <style:graphic-properties draw:stroke="none" draw:fill="none" fo:min-height="23.464cm"/>
      <style:paragraph-properties style:writing-mode="lr-tb"/>
    </style:style>
    <style:style style:name="gr4" style:family="graphic" style:parent-style-name="standard">
      <style:graphic-properties draw:stroke="none" draw:fill="none" fo:min-height="9.955cm"/>
      <style:paragraph-properties style:writing-mode="lr-tb"/>
    </style:style>
    <style:style style:name="gr5" style:family="graphic" style:parent-style-name="standard">
      <style:graphic-properties draw:stroke="none" draw:fill="none" fo:min-height="8.1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5cm" fo:min-width="5.1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501cm" fo:min-width="0.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draw:fill="none" fo:min-height="0.81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036cm" fo:min-width="4.343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265cm" fo:min-width="0.10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2.984cm" fo:min-width="4.291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2.985cm" fo:min-width="4.29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2.985cm" fo:min-width="4.29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1.264cm" fo:min-width="0.106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fa6a6"/>
      <style:paragraph-properties fo:text-align="center" style:writing-mode="lr-tb"/>
    </style:style>
    <style:style style:name="P9" style:family="paragraph">
      <loext:graphic-properties draw:fill-color="#fff5c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6cm" svg:height="31.536cm" svg:x="1.044cm" svg:y="0.983cm">
          <draw:text-box>
            <text:p>Veamos otro problema.</text:p>
            <text:p><text:s/></text:p>
            <text:p>Queremos averiguar la combinacion de una caja fuerte de 6 digitos.</text:p>
            <text:p>Cuantas operaciones deberiamos realizar </text:p>
            <text:p>para resolver el problema ?</text:p>
            <text:p/>
            <text:p>Podria probar </text:p>
            <text:p/>
            <text:p>0-0-0-0-0-0</text:p>
            <text:p>0-0-0-0-0-1</text:p>
            <text:p>0-0-0-0-0-2</text:p>
            <text:p>...</text:p>
            <text:p/>
            <text:p>una a una todas las combinaciones posibles hasta dar con la que abre la caja fuerte.</text:p>
            <text:p/>
            <text:p>si utilizo este sistema para averiguar combinaciones, </text:p>
            <text:p>necesitaría, en promedio, unos </text:p>
            <text:p>(10*10*10*10*10*10)/2 = 1000000 /2 = 500 mil pasos</text:p>
            <text:p>para resolver el problema.</text:p>
            <text:p/>
            <text:p/>
            <text:p>Veamos como lo haria </text:p>
            <text:p>un sistema de individuos que se reproducen, </text:p>
            <text:p>como en los ejemplos anteriores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cm" svg:height="23.714cm" svg:x="1cm" svg:y="1.04cm">
          <draw:text-box>
            <text:p>Digamos que el estado inicial del problema es </text:p>
            <text:p>una combinacion de 6 ceros</text:p>
            <text:p/>
            <text:p>0-0-0-0-0-0</text:p>
            <text:p/>
            <text:p>creare una especie de individuos que representen </text:p>
            <text:p>estados de este problema.</text:p>
            <text:p/>
            <text:p>La informacion que un individuo necesita almacenar </text:p>
            <text:p>para representar un estado es,</text:p>
            <text:p/>
            <text:p>el valor de los 6 digitos de la combinacion.</text:p>
            <text:p>y cual es el digito que sera modificado en la reproduccion para crear hijos.</text:p>
            <text:p/>
            <text:p>Podemos indicarlo asi,</text:p>
            <text:p><text:s/></text:p>
            <text:p>"combinacion= 0-0-0-0-0-0"</text:p>
            <text:p>"generacion= 1"</text:p>
            <text:p/>
            <text:p>en donde el campo 'generacion' indica cual es el digito que se modificara en la reproduccion,</text:p>
            <text:p>y el campo 'combinacion', </text:p>
            <text:p>es la combinacion que representa este individuo.</text:p>
            <text:p/>
            <text:p>digamos que creo un individuo que representa el estado inicial.</text:p>
            <text:p>la combinacion de numeros que almacena sera, </text:p>
            <text:p/>
            <text:p text:style-name="P5">"combinacion= 0-0-0-0-0-0"</text:p>
            <text:p text:style-name="P5">"generacion= 1"</text:p>
            <text:p/>
            <text:p>y al generar hijos modificara el primer digito de la combinacion con todos los posibles, es decir, 10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036cm" svg:height="10.205cm" svg:x="0.964cm" svg:y="1.03cm">
          <draw:text-box>
            <text:p>sus hijos,</text:p>
            <text:p>almacenaran la combinacion de digitos que les ha asignado su padre,</text:p>
            <text:p>y a su vez, al generar a sus hijos, modificaran el segundo digito</text:p>
            <text:p/>
            <text:p/>
            <text:p>y a su vez,</text:p>
            <text:p>sus hijos,</text:p>
            <text:p>almacenaran la combinacion de digitos que les ha asignado su padre,</text:p>
            <text:p>y al generar a sus propios hijos, modificaran el tercer digito</text:p>
            <text:p/>
            <text:p>Veamoslo graficament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9.036cm" svg:height="8.369cm" svg:x="0.964cm" svg:y="1.031cm">
          <draw:text-box>
            <text:p>sus hijos,</text:p>
            <text:p/>
            <text:p>Digamos que </text:p>
            <text:p>La combinacion que se quiere averiguar es :</text:p>
            <text:p><text:span text:style-name="T3">“</text:span><text:span text:style-name="T3">6-4-</text:span>0-3-2-6”</text:p>
            <text:p>Esta es la respesta esperada, ‘el estado final’ del calculo.</text:p>
            <text:p/>
            <text:p>Para iniciar el proceso,</text:p>
            <text:p>Creare un individuo que represente el estado inicial,</text:p>
            <text:p>Con la combinacion “0-0-0-0-0-0” y que en la reproduccion modifique el primer digito de la cadena.</text:p>
          </draw:text-box>
        </draw:frame>
        <draw:custom-shape draw:style-name="gr6" draw:text-style-name="P6" draw:layer="layout" svg:width="5.6cm" svg:height="3.8cm" svg:x="7.8cm" svg:y="10.7cm">
          <text:p text:style-name="P6">0-0-0-0-0-0</text:p>
          <text:p text:style-name="P6"/>
          <text:p text:style-name="P6">Gen: 1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9.036cm" svg:height="8.369cm" svg:x="0.964cm" svg:y="18.332cm">
          <draw:text-box>
            <text:p>Este individuo tendra 10 hijos,</text:p>
            <text:p>Todos ellos diferentes entre si y diferentes del padre.</text:p>
            <text:p/>
            <text:p>Una diferencia es que el numero de generacion se habra incrementado en 1.</text:p>
            <text:p>Seran ‘Gen: 2’.</text:p>
            <text:p>Y el primer digito se habra modificado para representar todos los posible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0-0-0-0-0</text:p>
          <text:p text:style-name="P6"/>
          <text:p text:style-name="P6">Gen: 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5.6cm" svg:height="3.8cm" svg:x="3.6cm" svg:y="21cm">
          <text:p text:style-name="P6">0-0-0-0-0-6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0-0-0-0-0-2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16.2cm">
          <text:p text:style-name="P6">0-0-0-0-0-4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.2cm" svg:y="11.8cm">
          <text:p text:style-name="P6">0-0-0-0-0-3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0-0-0-0-0-5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0-0-0-0-0-7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0-0-0-0-0-1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0-0-0-0-0-8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0-0-0-0-0-9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3.8cm" svg:y="2.6cm">
          <text:p text:style-name="P6">0-0-0-0-0-0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19.036cm" svg:height="1.067cm" svg:x="0.964cm" svg:y="0.933cm">
          <draw:text-box>
            <text:p>Los 10 hijos del estado inicial seran los siguientes :</text:p>
          </draw:text-box>
        </draw:frame>
        <draw:frame draw:style-name="gr10" draw:text-style-name="P3" draw:layer="layout" svg:width="19.036cm" svg:height="1.673cm" svg:x="0.964cm" svg:y="26.234cm">
          <draw:text-box>
            <text:p>Y entre ellos habra nacido el que contiene la respuesta al primer digito, llamemosle ‘6’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1" draw:text-style-name="P6" draw:layer="layout" svg:width="4.843cm" svg:height="3.286cm" svg:x="8.281cm" svg:y="12.857cm">
          <text:p text:style-name="P6">0-0-0-0-0-6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11cm" svg:height="1.73cm" draw:transform="skewX (-0.00122173047639598) rotate (-0.423765942384223) translate (11.284cm 8.0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4.843cm" svg:height="3.286cm" svg:x="4.649cm" svg:y="20.814cm">
          <text:p text:style-name="P6">0-0-0-0-6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843cm" svg:height="3.287cm" svg:x="13.643cm" svg:y="8.878cm">
          <text:p text:style-name="P6">0-0-0-0-2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843cm" svg:height="3.287cm" svg:x="13.643cm" svg:y="16.662cm">
          <text:p text:style-name="P6">0-0-0-0-4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43cm" svg:height="3.286cm" svg:x="13.816cm" svg:y="12.857cm">
          <text:p text:style-name="P6">0-0-0-0-3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43cm" svg:height="3.286cm" svg:x="10.876cm" svg:y="20.814cm">
          <text:p text:style-name="P6">0-0-0-0-5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843cm" svg:height="3.287cm" svg:x="2.573cm" svg:y="16.662cm">
          <text:p text:style-name="P6">0-0-0-0-7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43cm" svg:height="3.286cm" svg:x="11.222cm" svg:y="5.073cm">
          <text:p text:style-name="P6">0-0-0-0-1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43cm" svg:height="3.286cm" svg:x="2.573cm" svg:y="12.857cm">
          <text:p text:style-name="P6">0-0-0-0-8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843cm" svg:height="3.287cm" svg:x="2.4cm" svg:y="8.705cm">
          <text:p text:style-name="P6">0-0-0-0-9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43cm" svg:height="3.286cm" svg:x="4.822cm" svg:y="4.9cm">
          <text:p text:style-name="P6">0-0-0-0-0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11cm" svg:height="1.73cm" draw:transform="rotate (0.263195651200745) translate (8.596cm 8.3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211cm" svg:height="1.729cm" draw:transform="skewX (-0.000523598775598303) rotate (-0.841423232386466) translate (13.203cm 10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cm" draw:transform="skewX (0.000523598775598287) rotate (-2.97910250022912) translate (12.086cm 20.6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211cm" svg:height="1.729cm" draw:transform="rotate (2.26316844106105) translate (7.843cm 18.2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cm" draw:transform="rotate (-2.30243834923092) translate (13.836cm 17.1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cm" draw:transform="skewX (-0.000523598775598299) rotate (1.57568324870048) translate (7.073cm 14.7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cm" draw:transform="skewX (0.00122173047639603) rotate (-1.61617488734675) translate (14.535cm 13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cm" draw:transform="rotate (0.708254610459299) translate (6.897cm 11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11cm" svg:height="1.731cm" draw:transform="skewX (-0.000523598775598292) rotate (3.08452038704958) translate (10.182cm 20.8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0-0-0-2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6cm" svg:height="3.8cm" svg:x="3.6cm" svg:y="21cm">
          <text:p text:style-name="P6">0-0-0-6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0-0-0-2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16.2cm">
          <text:p text:style-name="P6">0-0-0-4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6cm" svg:height="3.8cm" svg:x="14.2cm" svg:y="11.8cm">
          <text:p text:style-name="P6">0-0-0-3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0-0-0-5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0-0-0-7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0-0-0-1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0-0-0-8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0-0-0-9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3.8cm" svg:y="2.6cm">
          <text:p text:style-name="P6">0-0-0-0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0-0-3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6cm" svg:height="3.8cm" svg:x="3.6cm" svg:y="21cm">
          <text:p text:style-name="P6">0-0-6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0-0-2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16.2cm">
          <text:p text:style-name="P6">0-0-4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.2cm" svg:y="11.8cm">
          <text:p text:style-name="P6">0-0-3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0-0-5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0-0-7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0-0-1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0-0-8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0-0-9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6cm" svg:height="3.8cm" svg:x="3.8cm" svg:y="2.6cm">
          <text:p text:style-name="P6">0-0-0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0-0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6cm" svg:height="3.8cm" svg:x="3.6cm" svg:y="21cm">
          <text:p text:style-name="P6"><text:span text:style-name="T3">0-6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0-2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6cm" svg:height="3.8cm" svg:x="14cm" svg:y="16.2cm">
          <text:p text:style-name="P6"><text:span text:style-name="T3">0-4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.2cm" svg:y="11.8cm">
          <text:p text:style-name="P6"><text:span text:style-name="T3">0-3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<text:span text:style-name="T3">0-5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<text:span text:style-name="T3">0-7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0-1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<text:span text:style-name="T3">0-8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<text:span text:style-name="T3">0-9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3.8cm" svg:y="2.6cm">
          <text:p text:style-name="P6">0-0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4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5.6cm" svg:height="3.8cm" svg:x="3.6cm" svg:y="21cm">
          <text:p text:style-name="P6"><text:span text:style-name="T3">6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<text:span text:style-name="T3">2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16.2cm">
          <text:p text:style-name="P6"><text:span text:style-name="T3">4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.2cm" svg:y="11.8cm">
          <text:p text:style-name="P6"><text:span text:style-name="T3">3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<text:span text:style-name="T3">5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<text:span text:style-name="T3">7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<text:span text:style-name="T3">1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<text:span text:style-name="T3">8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<text:span text:style-name="T3">9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3.8cm" svg:y="2.6cm">
          <text:p text:style-name="P6"><text:span text:style-name="T3">0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0T17:19:02.664000000</dc:date>
    <meta:editing-duration>PT3H44M29S</meta:editing-duration>
    <meta:editing-cycles>56</meta:editing-cycles>
    <meta:generator>LibreOffice/7.3.5.2$Windows_X86_64 LibreOffice_project/184fe81b8c8c30d8b5082578aee2fed2ea847c01</meta:generator>
    <meta:document-statistic meta:object-count="178"/>
  </office:meta>
</office:document-meta>
</file>